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officeooo:paragraph-rsid="001bd90c"/>
    </style:style>
    <style:style style:name="P2" style:family="paragraph" style:parent-style-name="Standard">
      <style:text-properties style:font-name="Tahoma" fo:font-size="10pt" fo:font-style="normal" fo:font-weight="normal" officeooo:rsid="001bd90c" officeooo:paragraph-rsid="001ec6e4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font-name="Tahoma" fo:font-size="10pt" fo:font-style="normal" fo:font-weight="normal" officeooo:rsid="001ec6e4" officeooo:paragraph-rsid="00217453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Tahoma" fo:font-size="10pt" style:text-underline-style="none" officeooo:paragraph-rsid="001bd90c" fo:background-color="transparent" style:font-size-asian="10pt" style:font-size-complex="10pt"/>
    </style:style>
    <style:style style:name="P5" style:family="paragraph" style:parent-style-name="Standard">
      <style:text-properties style:font-name="Tahoma" fo:font-size="10pt" style:text-underline-style="none" officeooo:paragraph-rsid="002af763" fo:background-color="transparent" style:font-size-asian="10pt" style:font-size-complex="10pt"/>
    </style:style>
    <style:style style:name="P6" style:family="paragraph" style:parent-style-name="Standard">
      <style:text-properties style:font-name="Tahoma" fo:font-size="10pt" fo:font-weight="bold" officeooo:rsid="001bd90c" officeooo:paragraph-rsid="001bd90c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ahoma" fo:font-size="10pt" fo:font-weight="bold" officeooo:rsid="001bd90c" officeooo:paragraph-rsid="002af763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ahoma" fo:font-size="10.5pt" officeooo:rsid="001bd90c" officeooo:paragraph-rsid="001bd90c" style:font-size-asian="10.5pt" style:font-size-complex="10.5pt"/>
    </style:style>
    <style:style style:name="P9" style:family="paragraph" style:parent-style-name="Standard">
      <style:text-properties style:font-name="Tahoma" fo:font-size="10.5pt" officeooo:rsid="001bd90c" officeooo:paragraph-rsid="00217453" style:font-size-asian="10.5pt" style:font-size-complex="10.5pt"/>
    </style:style>
    <style:style style:name="P10" style:family="paragraph" style:parent-style-name="Standard">
      <style:text-properties style:font-name="Tahoma" fo:font-size="10.5pt" officeooo:rsid="00217453" officeooo:paragraph-rsid="00217453" style:font-size-asian="10.5pt" style:font-size-complex="10.5pt"/>
    </style:style>
    <style:style style:name="P11" style:family="paragraph" style:parent-style-name="Standard">
      <style:text-properties style:font-name="Tahoma" fo:font-size="10.5pt" fo:font-weight="bold" officeooo:rsid="001bd90c" officeooo:paragraph-rsid="001bd90c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Tahoma" officeooo:rsid="001bd90c" officeooo:paragraph-rsid="00217453"/>
    </style:style>
    <style:style style:name="P13" style:family="paragraph" style:parent-style-name="Standard">
      <style:text-properties style:font-name="Tahoma" fo:font-weight="bold" officeooo:rsid="001dd4ec" officeooo:paragraph-rsid="00217453" style:font-weight-asian="bold" style:font-weight-complex="bold"/>
    </style:style>
    <style:style style:name="P14" style:family="paragraph" style:parent-style-name="Standard">
      <style:text-properties style:font-name="Tahoma" fo:font-weight="bold" officeooo:rsid="001dd4ec" officeooo:paragraph-rsid="001dd4ec" style:font-weight-asian="bold" style:font-weight-complex="bold"/>
    </style:style>
    <style:style style:name="P15" style:family="paragraph" style:parent-style-name="Standard">
      <style:text-properties fo:color="#000000" style:font-name="Tahoma" fo:font-size="10pt" fo:font-style="normal" style:text-underline-style="none" fo:font-weight="normal" officeooo:rsid="001ec6e4" officeooo:paragraph-rsid="0021745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000000" style:font-name="Tahoma" fo:font-size="10.5pt" officeooo:rsid="001bd90c" officeooo:paragraph-rsid="00217453" fo:background-color="transparent" style:font-size-asian="10.5pt" style:font-size-complex="10.5pt"/>
    </style:style>
    <style:style style:name="P17" style:family="paragraph" style:parent-style-name="Standard">
      <style:text-properties fo:color="#000000" style:font-name="Tahoma" fo:font-size="10.5pt" officeooo:rsid="001bd90c" officeooo:paragraph-rsid="002af763" fo:background-color="transparent" style:font-size-asian="10.5pt" style:font-size-complex="10.5pt"/>
    </style:style>
    <style:style style:name="P18" style:family="paragraph" style:parent-style-name="Standard">
      <style:text-properties fo:color="#000000" style:font-name="Tahoma" fo:font-size="10.5pt" style:text-underline-style="none" officeooo:rsid="00217453" officeooo:paragraph-rsid="00217453" fo:background-color="transparent" style:font-size-asian="10.5pt" style:font-size-complex="10.5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Tahoma" fo:font-size="10pt" style:text-underline-style="none" officeooo:rsid="001bd90c" officeooo:paragraph-rsid="002714bb" fo:background-color="transparent" style:font-size-asian="10pt" style:font-size-complex="10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Tahoma" fo:font-size="10pt" style:text-underline-style="none" officeooo:rsid="001bd90c" officeooo:paragraph-rsid="002af763" fo:background-color="transparent" style:font-size-asian="10pt" style:font-size-complex="10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paragraph-rsid="001bd90c" fo:background-color="transparent" style:font-size-asian="10pt" style:font-size-complex="10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rsid="001bd90c" officeooo:paragraph-rsid="001bd90c" fo:background-color="transparent" style:font-size-asian="10pt" style:font-size-complex="10pt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rsid="001bd90c" officeooo:paragraph-rsid="00217453" fo:background-color="transparent" style:font-size-asian="10pt" style:font-size-complex="10pt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rsid="00217453" officeooo:paragraph-rsid="00217453" fo:background-color="transparent" style:font-size-asian="10pt" style:font-size-complex="10pt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paragraph-rsid="002af763" fo:background-color="transparent" style:font-size-asian="10pt" style:font-size-complex="10pt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Tahoma" fo:font-size="10pt" fo:font-style="normal" fo:font-weight="normal" officeooo:rsid="001ec6e4" officeooo:paragraph-rsid="0021745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Tahoma" fo:font-size="10pt" fo:font-style="normal" fo:font-weight="normal" officeooo:rsid="001bd90c" officeooo:paragraph-rsid="001ec6e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Tahoma" fo:font-size="10pt" fo:font-style="normal" fo:font-weight="normal" officeooo:rsid="00217453" officeooo:paragraph-rsid="001ec6e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Tahoma" fo:font-size="10pt" fo:font-weight="bold" officeooo:rsid="001bd90c" officeooo:paragraph-rsid="001bd90c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rsid="00217453" officeooo:paragraph-rsid="00217453" style:font-size-asian="10pt" style:font-size-complex="10pt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rsid="00217453" officeooo:paragraph-rsid="002af763" style:font-size-asian="10pt" style:font-size-complex="10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Tahoma" fo:font-size="10.5pt" officeooo:rsid="001bd90c" officeooo:paragraph-rsid="001ec6e4" style:font-size-asian="10.5pt" style:font-size-complex="10.5pt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Tahoma" fo:font-size="10.5pt" officeooo:rsid="00217453" officeooo:paragraph-rsid="00217453" style:font-size-asian="10.5pt" style:font-size-complex="10.5pt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dd4ec" officeooo:paragraph-rsid="001dd4ec" style:font-size-asian="10pt" style:font-size-complex="10pt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dd4ec" officeooo:paragraph-rsid="002af763" style:font-size-asian="10pt" style:font-size-complex="10pt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dd4ec" officeooo:paragraph-rsid="001dd4ec" fo:background-color="transparent" style:font-size-asian="10pt" style:font-size-complex="10pt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dd4ec" officeooo:paragraph-rsid="002af763" fo:background-color="transparent" style:font-size-asian="10pt" style:font-size-complex="10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bd90c" officeooo:paragraph-rsid="001ec6e4" fo:background-color="transparent" style:font-size-asian="10pt" style:font-size-complex="10pt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bd90c" officeooo:paragraph-rsid="002af763" fo:background-color="transparent" style:font-size-asian="10pt" style:font-size-complex="10pt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ec6e4" officeooo:paragraph-rsid="001ec6e4" fo:background-color="transparent" style:font-size-asian="10pt" style:font-size-complex="10pt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ec6e4" officeooo:paragraph-rsid="001bd90c" fo:background-color="transparent" style:font-size-asian="10pt" style:font-size-complex="10pt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style:text-underline-style="none" officeooo:rsid="001ec6e4" officeooo:paragraph-rsid="002af763" fo:background-color="transparent" style:font-size-asian="10pt" style:font-size-complex="10pt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officeooo:rsid="001bd90c" officeooo:paragraph-rsid="001ec6e4" style:font-size-asian="10pt" style:font-size-complex="10pt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officeooo:rsid="001bd90c" officeooo:paragraph-rsid="002af763" style:font-size-asian="10pt" style:font-size-complex="10pt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fo:font-style="normal" style:text-underline-style="none" fo:font-weight="normal" officeooo:rsid="001ec6e4" officeooo:paragraph-rsid="0021745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0pt" fo:font-style="normal" style:text-underline-style="none" fo:font-weight="normal" officeooo:rsid="001ec6e4" officeooo:paragraph-rsid="002af7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fo:color="#0000ff" style:font-name="Tahoma" fo:font-size="10pt" style:text-underline-style="none" officeooo:rsid="001dd4ec" officeooo:paragraph-rsid="001bd90c" fo:background-color="#e8f2fe" style:font-size-asian="10pt" style:font-size-complex="10pt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color="#0000ff" style:font-name="Tahoma" fo:font-size="10pt" style:text-underline-style="none" officeooo:rsid="001dd4ec" officeooo:paragraph-rsid="002af763" fo:background-color="#e8f2fe" style:font-size-asian="10pt" style:font-size-complex="10pt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0000ff" style:font-name="Tahoma" fo:font-size="10pt" style:text-underline-style="none" officeooo:rsid="001bd90c" officeooo:paragraph-rsid="00217453" fo:background-color="#e8f2fe" style:font-size-asian="10pt" style:font-size-complex="10pt"/>
    </style:style>
    <style:style style:name="P50" style:family="paragraph" style:parent-style-name="Standard" style:list-style-name="L1">
      <style:text-properties fo:color="#000000" style:font-name="Tahoma" fo:font-size="10pt" style:text-underline-style="none" fo:font-weight="bold" officeooo:rsid="001bd90c" officeooo:paragraph-rsid="001bd90c" fo:background-color="transparent" style:font-size-asian="10pt" style:font-weight-asian="bold" style:font-size-complex="10pt" style:font-weight-complex="bold"/>
    </style:style>
    <style:style style:name="P51" style:family="paragraph" style:parent-style-name="Standard" style:list-style-name="L1">
      <style:text-properties fo:color="#000000" style:font-name="Tahoma" fo:font-size="10pt" style:text-underline-style="none" fo:font-weight="bold" officeooo:rsid="001bd90c" officeooo:paragraph-rsid="002af763" fo:background-color="transparent" style:font-size-asian="10pt" style:font-weight-asian="bold" style:font-size-complex="10pt" style:font-weight-complex="bold"/>
    </style:style>
    <style:style style:name="P52" style:family="paragraph" style:parent-style-name="Standard" style:list-style-name="L1">
      <style:text-properties fo:color="#000000" style:font-name="Tahoma" fo:font-size="10pt" style:text-underline-style="none" fo:font-weight="normal" officeooo:rsid="00217453" officeooo:paragraph-rsid="00217453" fo:background-color="transparent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text-properties fo:color="#000000" style:font-name="Tahoma" fo:font-size="10pt" style:text-underline-style="none" fo:font-weight="normal" officeooo:rsid="00217453" officeooo:paragraph-rsid="002af763" fo:background-color="transparent" style:font-size-asian="10pt" style:font-weight-asian="normal" style:font-size-complex="10pt" style:font-weight-complex="normal"/>
    </style:style>
    <style:style style:name="P54" style:family="paragraph" style:parent-style-name="Standard" style:list-style-name="L3">
      <style:text-properties fo:color="#000000" style:font-name="Tahoma" fo:font-size="10pt" fo:font-style="normal" style:text-underline-style="none" fo:font-weight="normal" officeooo:rsid="00217453" officeooo:paragraph-rsid="0021745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2">
      <style:text-properties fo:color="#000000" style:font-name="Tahoma" fo:font-size="10.5pt" style:text-underline-style="none" officeooo:rsid="00217453" officeooo:paragraph-rsid="00217453" fo:background-color="transparent" style:font-size-asian="10.5pt" style:font-size-complex="10.5pt"/>
    </style:style>
    <style:style style:name="P56" style:family="paragraph" style:parent-style-name="Standard" style:list-style-name="L1">
      <style:text-properties style:font-name="Tahoma" fo:font-size="10pt" style:text-underline-style="none" officeooo:paragraph-rsid="002714bb" fo:background-color="transparent" style:font-size-asian="10pt" style:font-size-complex="10pt"/>
    </style:style>
    <style:style style:name="P57" style:family="paragraph" style:parent-style-name="Standard" style:list-style-name="L1">
      <style:text-properties style:font-name="Tahoma" fo:font-size="10pt" style:text-underline-style="none" officeooo:paragraph-rsid="002af763" fo:background-color="transparent" style:font-size-asian="10pt" style:font-size-complex="10pt"/>
    </style:style>
    <style:style style:name="P58" style:family="paragraph" style:parent-style-name="Standard" style:list-style-name="L1">
      <style:text-properties style:font-name="Tahoma" fo:font-size="10pt" style:text-underline-style="none" officeooo:paragraph-rsid="002de6f2" fo:background-color="transparent" style:font-size-asian="10pt" style:font-size-complex="10pt"/>
    </style:style>
    <style:style style:name="P59" style:family="paragraph" style:parent-style-name="Standard" style:list-style-name="L1">
      <style:text-properties style:font-name="Tahoma" fo:font-size="10pt" style:text-underline-style="none" officeooo:rsid="001bd90c" officeooo:paragraph-rsid="001bd90c" fo:background-color="transparent" style:font-size-asian="10pt" style:font-size-complex="10pt"/>
    </style:style>
    <style:style style:name="P60" style:family="paragraph" style:parent-style-name="Standard" style:list-style-name="L1">
      <style:text-properties style:font-name="Tahoma" fo:font-size="10pt" style:text-underline-style="none" officeooo:rsid="001bd90c" officeooo:paragraph-rsid="002af763" fo:background-color="transparent" style:font-size-asian="10pt" style:font-size-complex="10pt"/>
    </style:style>
    <style:style style:name="P61" style:family="paragraph" style:parent-style-name="Standard">
      <style:text-properties style:font-name="Tahoma" fo:font-size="10pt" fo:font-weight="bold" officeooo:rsid="001bd90c" officeooo:paragraph-rsid="002af763" style:font-size-asian="10pt" style:font-weight-asian="bold" style:font-size-complex="10pt" style:font-weight-complex="bold"/>
    </style:style>
    <style:style style:name="P62" style:family="paragraph" style:parent-style-name="Standard" style:list-style-name="L1">
      <style:text-properties style:font-name="Tahoma" fo:font-size="10pt" officeooo:rsid="001bd90c" officeooo:paragraph-rsid="001ec6e4" style:font-size-asian="10pt" style:font-size-complex="10pt"/>
    </style:style>
    <style:style style:name="P63" style:family="paragraph" style:parent-style-name="Standard" style:list-style-name="L2">
      <style:text-properties officeooo:paragraph-rsid="00217453"/>
    </style:style>
    <style:style style:name="T1" style:family="text">
      <style:text-properties officeooo:rsid="001bd90c"/>
    </style:style>
    <style:style style:name="T2" style:family="text">
      <style:text-properties fo:color="#000000"/>
    </style:style>
    <style:style style:name="T3" style:family="text">
      <style:text-properties fo:color="#000000" style:font-name="Tahoma" fo:font-size="10pt" fo:font-style="normal" style:text-underline-style="none" officeooo:rsid="001dd4ec" fo:background-color="transparent" loext:char-shading-value="0" style:font-size-asian="10pt" style:font-style-asian="normal" style:font-size-complex="10pt" style:font-style-complex="normal"/>
    </style:style>
    <style:style style:name="T4" style:family="text">
      <style:text-properties fo:color="#000000" style:font-name="Tahoma" fo:font-size="10pt" fo:font-style="italic" style:text-underline-style="none" officeooo:rsid="001dd4ec" fo:background-color="transparent" loext:char-shading-value="0" style:font-size-asian="10pt" style:font-style-asian="italic" style:font-size-complex="10pt" style:font-style-complex="italic"/>
    </style:style>
    <style:style style:name="T5" style:family="text">
      <style:text-properties fo:color="#000000" style:font-name="Tahoma" fo:font-size="10.5pt" style:text-underline-style="none" officeooo:rsid="00217453" fo:background-color="transparent" loext:char-shading-value="0" style:font-size-asian="10.5pt" style:font-size-complex="10.5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1bd90c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2714bb" style:font-weight-asian="normal" style:font-weight-complex="normal"/>
    </style:style>
    <style:style style:name="T10" style:family="text">
      <style:text-properties fo:color="#000000" officeooo:rsid="001bd90c"/>
    </style:style>
    <style:style style:name="T11" style:family="text">
      <style:text-properties fo:color="#000000" officeooo:rsid="001dd4ec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officeooo:rsid="002564d0"/>
    </style:style>
    <style:style style:name="T14" style:family="text">
      <style:text-properties fo:color="#000000" officeooo:rsid="002660a6"/>
    </style:style>
    <style:style style:name="T15" style:family="text">
      <style:text-properties fo:color="#000000" officeooo:rsid="002714bb"/>
    </style:style>
    <style:style style:name="T16" style:family="text">
      <style:text-properties fo:color="#000000" officeooo:rsid="002de6f2"/>
    </style:style>
    <style:style style:name="T17" style:family="text">
      <style:text-properties fo:color="#000000" officeooo:rsid="002f29aa"/>
    </style:style>
    <style:style style:name="T18" style:family="text">
      <style:text-properties fo:color="#000000" officeooo:rsid="0035063e"/>
    </style:style>
    <style:style style:name="T19" style:family="text">
      <style:text-properties fo:color="#2a00ff"/>
    </style:style>
    <style:style style:name="T20" style:family="text">
      <style:text-properties fo:color="#2a00ff" officeooo:rsid="002714bb"/>
    </style:style>
    <style:style style:name="T21" style:family="text">
      <style:text-properties fo:color="#2a00ff" officeooo:rsid="002af763"/>
    </style:style>
    <style:style style:name="T22" style:family="text">
      <style:text-properties fo:color="#2a00ff" officeooo:rsid="002de6f2"/>
    </style:style>
    <style:style style:name="T23" style:family="text">
      <style:text-properties fo:color="#2a00ff" officeooo:rsid="00338ea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aaea" style:font-weight-asian="normal" style:font-weight-complex="normal"/>
    </style:style>
    <style:style style:name="T26" style:family="text">
      <style:text-properties fo:font-weight="normal" officeooo:rsid="0023b4b3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bd90c" style:font-weight-asian="bold" style:font-weight-complex="bold"/>
    </style:style>
    <style:style style:name="T29" style:family="text">
      <style:text-properties fo:font-weight="bold" officeooo:rsid="001ec6e4" style:font-weight-asian="bold" style:font-weight-complex="bold"/>
    </style:style>
    <style:style style:name="T30" style:family="text">
      <style:text-properties fo:font-weight="bold" officeooo:rsid="001dd4ec" style:font-weight-asian="bold" style:font-weight-complex="bold"/>
    </style:style>
    <style:style style:name="T31" style:family="text">
      <style:text-properties fo:color="#0000ff"/>
    </style:style>
    <style:style style:name="T32" style:family="text">
      <style:text-properties fo:color="#0000ff" style:text-underline-style="none"/>
    </style:style>
    <style:style style:name="T33" style:family="text">
      <style:text-properties fo:color="#0000ff" style:text-underline-style="none" officeooo:rsid="00217453"/>
    </style:style>
    <style:style style:name="T34" style:family="text">
      <style:text-properties fo:color="#0000ff" officeooo:rsid="002af763"/>
    </style:style>
    <style:style style:name="T35" style:family="text">
      <style:text-properties fo:font-size="10pt" officeooo:rsid="00217453" style:font-size-asian="10pt" style:font-size-complex="10pt"/>
    </style:style>
    <style:style style:name="T36" style:family="text">
      <style:text-properties fo:font-size="10pt" fo:font-weight="bold" officeooo:rsid="001bd90c" style:font-size-asian="10pt" style:font-weight-asian="bold" style:font-size-complex="10pt" style:font-weight-complex="bold"/>
    </style:style>
    <style:style style:name="T37" style:family="text">
      <style:text-properties fo:font-size="10pt" fo:font-style="normal" officeooo:rsid="00217453" style:font-size-asian="10pt" style:font-style-asian="normal" style:font-size-complex="10pt" style:font-style-complex="normal"/>
    </style:style>
    <style:style style:name="T38" style:family="text">
      <style:text-properties style:use-window-font-color="true" officeooo:rsid="001bd90c"/>
    </style:style>
    <style:style style:name="T39" style:family="text">
      <style:text-properties style:use-window-font-color="true" officeooo:rsid="001dd4ec"/>
    </style:style>
    <style:style style:name="T40" style:family="text">
      <style:text-properties officeooo:rsid="001ec6e4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1ec6e4" style:font-style-asian="italic" style:font-style-complex="italic"/>
    </style:style>
    <style:style style:name="T43" style:family="text">
      <style:text-properties fo:font-style="italic" officeooo:rsid="0030de70" style:font-style-asian="italic" style:font-style-complex="italic"/>
    </style:style>
    <style:style style:name="T44" style:family="text">
      <style:text-properties fo:font-style="italic" officeooo:rsid="0035063e" style:font-style-asian="italic" style:font-style-complex="italic"/>
    </style:style>
    <style:style style:name="T45" style:family="text">
      <style:text-properties fo:font-style="italic" fo:background-color="transparent" loext:char-shading-value="0" style:font-style-asian="italic" style:font-style-complex="italic"/>
    </style:style>
    <style:style style:name="T46" style:family="text">
      <style:text-properties fo:font-style="italic" officeooo:rsid="002de6f2" fo:background-color="transparent" loext:char-shading-value="0" style:font-style-asian="italic" style:font-style-complex="italic"/>
    </style:style>
    <style:style style:name="T47" style:family="text">
      <style:text-properties fo:font-style="italic" officeooo:rsid="0035063e" fo:background-color="transparent" loext:char-shading-value="0" style:font-style-asian="italic" style:font-style-complex="italic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1ec6e4" fo:background-color="transparent" loext:char-shading-value="0"/>
    </style:style>
    <style:style style:name="T50" style:family="text">
      <style:text-properties officeooo:rsid="0020aaea"/>
    </style:style>
    <style:style style:name="T51" style:family="text">
      <style:text-properties officeooo:rsid="00217453"/>
    </style:style>
    <style:style style:name="T52" style:family="text">
      <style:text-properties officeooo:rsid="002642a0"/>
    </style:style>
    <style:style style:name="T53" style:family="text">
      <style:text-properties officeooo:rsid="002c9c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7">V</text:span><text:span text:style-name="T30">eiligheidstoetsServlet</text:span></text:p>
      <text:p text:style-name="P13"><text:tab/><text:tab/></text:p>
      <text:p text:style-name="P13"/>
      <text:p text:style-name="P29">Request:</text:p>
      <text:p text:style-name="P21"><text:span text:style-name="T1">url: </text:span><text:span text:style-name="T2">baseservleturl </text:span></text:p>
      <text:p text:style-name="P22"/>
      <text:p text:style-name="P23">postbody: </text:p>
      <text:p text:style-name="P23">wkt=<text:span text:style-name="T32">POLYGON((...))</text:span><text:span text:style-name="T33">,</text:span></text:p>
      <text:p text:style-name="P24"><text:span text:style-name="T12">requesttype=</text:span><text:span text:style-name="T32">polygonIsValid</text:span></text:p>
      <text:p text:style-name="P49"/>
      <text:p text:style-name="P30"><text:span text:style-name="T41">requesttype</text:span> (verplicht):</text:p>
      <text:p text:style-name="P9"><text:span text:style-name="T51"><text:tab/></text:span><text:span text:style-name="T35">Als de postbody geen geldige </text:span><text:span text:style-name="T37">requesttype</text:span><text:span text:style-name="T35"> property bevat fout terugmelden naar de client</text:span></text:p>
      <text:p text:style-name="P26">JsonObject {<text:span text:style-name="T51">error</text:span>: “<text:span text:style-name="T51">requesttype mist of is niet geldig” </text:span>}</text:p>
      <text:p text:style-name="P33"/>
      <text:p text:style-name="P32"><text:span text:style-name="T41">wkt</text:span> <text:span text:style-name="T40">(verplicht)</text:span>: </text:p>
      <text:p text:style-name="P32">de plangebiedgrens in wkt formaat (String)</text:p>
      <text:p text:style-name="P8"><text:tab/></text:p>
      <text:p text:style-name="P8"><text:tab/><text:span text:style-name="T51">Als de postbody geen wkt property bevat fout terugmelden naar de client</text:span></text:p>
      <text:p text:style-name="P3"><text:tab/>JsonObject {<text:span text:style-name="T51">error</text:span>: “<text:span text:style-name="T51">request bevat geen wkt String”</text:span>}</text:p>
      <text:p text:style-name="P8"><text:tab/></text:p>
      <text:p text:style-name="P8"><text:tab/><text:span text:style-name="T51">Een wkt is valide wanneer het een simpele polygoon betreft zonder kruisende lijnen.</text:span></text:p>
      <text:p text:style-name="P8"/>
      <text:p text:style-name="P8"><text:tab/></text:p>
      <text:p text:style-name="P8"/>
      <text:p text:style-name="P11"><text:tab/>Response:</text:p>
      <text:p text:style-name="P11"><text:tab/><text:span text:style-name="T25">jsonObject</text:span><text:span text:style-name="T50"> </text:span><text:span text:style-name="T24">{isValid: true/false, </text:span><text:span text:style-name="T26">m</text:span><text:span text:style-name="T24">}</text:span></text:p>
      <text:p text:style-name="P11"/>
      <text:p text:style-name="P14"/>
      <text:p text:style-name="P1"><text:span text:style-name="T28"><text:tab/></text:span><text:span text:style-name="T36">Request:</text:span></text:p>
      <text:p text:style-name="P21"><text:span text:style-name="T7">url</text:span><text:span text:style-name="T6"> </text:span><text:span text:style-name="T2">= baseservleturl </text:span></text:p>
      <text:p text:style-name="P6"/>
      <text:list xml:id="list3875066511" text:style-name="L1">
        <text:list-header>
          <text:p text:style-name="P50">postbody: </text:p>
          <text:p text:style-name="P52">requesttype=<text:span text:style-name="T31">getEVFeatures,</text:span></text:p>
          <text:p text:style-name="P56"><text:span text:style-name="T8">s</text:span><text:span text:style-name="T2">ervicename</text:span><text:span text:style-name="T10">=</text:span><text:span text:style-name="T19">veiligheidstoetsWFS</text:span><text:span text:style-name="T2"> </text:span><text:span text:style-name="T15">of </text:span><text:span text:style-name="T23">risicokaart</text:span><text:span text:style-name="T19">WFS</text:span><text:span text:style-name="T20">,</text:span></text:p>
          <text:p text:style-name="P59"><text:span text:style-name="T2">plangebied</text:span><text:span text:style-name="T13">W</text:span><text:span text:style-name="T2">kt=</text:span><text:span text:style-name="T31">POLYGON((...)),</text:span></text:p>
        </text:list-header>
      </text:list>
      <text:p text:style-name="P19"><text:span text:style-name="T2">filter= </text:span><text:span text:style-name="T20">SQ1</text:span><text:span text:style-name="T31"> </text:span><text:span text:style-name="T15">of </text:span><text:span text:style-name="T20">AQ1,</text:span></text:p>
      <text:p text:style-name="P47"/>
      <text:p text:style-name="P30"><text:span text:style-name="T41">requesttype</text:span> (verplicht):</text:p>
      <text:p text:style-name="P16"><text:span text:style-name="T51"><text:tab/></text:span><text:span text:style-name="T35">Als de postbody geen geldige </text:span><text:span text:style-name="T37">requesttype</text:span><text:span text:style-name="T35"> property bevat fout terugmelden naar de client</text:span></text:p>
      <text:p text:style-name="P45">JsonObject {<text:span text:style-name="T51">error</text:span>: “<text:span text:style-name="T51">requesttype mist of is niet geldig”</text:span>}</text:p>
      <text:p text:style-name="P34"><text:span text:style-name="T45">servicename</text:span><text:span text:style-name="T48"> </text:span><text:span text:style-name="T49">(verplicht)</text:span><text:span text:style-name="T48">:</text:span></text:p>
      <text:p text:style-name="P36">de WFSservice waar het vervolg request naartoe moet</text:p>
      <text:p text:style-name="P4"><text:span text:style-name="T38"><text:tab/></text:span><text:span text:style-name="T39">mogelijke waarden zijn </text:span><text:span text:style-name="T10">"risicokaartWFS" </text:span><text:span text:style-name="T11">of "veiligheidstoetsWFS" </text:span><text:span text:style-name="T14">of “basisnetWFS”.</text:span></text:p>
      <text:p text:style-name="P36">De bijbehorende url is geconfigureerd in veiligheidstoets.xml</text:p>
      <text:p text:style-name="P43"><text:span text:style-name="T42">plangebied-</text:span><text:span text:style-name="T41">wkt</text:span> <text:span text:style-name="T40">(verplicht)</text:span>: </text:p>
      <text:p text:style-name="P38">de plangebiedgrens in wkt formaat (String)</text:p>
      <text:p text:style-name="P40"><text:span text:style-name="T41">filter</text:span> (verplicht):</text:p>
      <text:p text:style-name="P40">naam van de template (resulteert in <text:span text:style-name="T51">een xml postbody (</text:span>GetFeature request met filter)<text:span text:style-name="T51">).</text:span></text:p>
      <text:p text:style-name="P40"/>
      <text:p text:style-name="P40"/>
      <text:p text:style-name="P61"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text:tab/>Request:</text:p>
      <text:p text:style-name="P25"><text:span text:style-name="T7">url</text:span><text:span text:style-name="T6"> </text:span><text:span text:style-name="T2">= baseservleturl </text:span></text:p>
      <text:p text:style-name="P7"/>
      <text:list xml:id="list110506063929480" text:continue-numbering="true" text:style-name="L1">
        <text:list-header>
          <text:p text:style-name="P51">postbody: </text:p>
          <text:p text:style-name="P53">requesttype=<text:span text:style-name="T31">get</text:span><text:span text:style-name="T34">KO</text:span><text:span text:style-name="T31">Features,</text:span></text:p>
          <text:p text:style-name="P57"><text:span text:style-name="T8">s</text:span><text:span text:style-name="T2">ervicename</text:span><text:span text:style-name="T16">E</text:span><text:span text:style-name="T18">v</text:span><text:span text:style-name="T10">=</text:span><text:span text:style-name="T22">risicokaart</text:span><text:span text:style-name="T19">WFS</text:span><text:span text:style-name="T20">,</text:span></text:p>
          <text:p text:style-name="P58"><text:span text:style-name="T9">s</text:span><text:span text:style-name="T15">ervicenam</text:span><text:span text:style-name="T16">eK</text:span><text:span text:style-name="T18">o</text:span><text:span text:style-name="T10">=</text:span><text:span text:style-name="T20">veiligheidstoetsWFS,</text:span></text:p>
          <text:p text:style-name="P60"><text:span text:style-name="T2">plangebied</text:span><text:span text:style-name="T13">W</text:span><text:span text:style-name="T2">kt=</text:span><text:span text:style-name="T31">POLYGON((...)),</text:span></text:p>
        </text:list-header>
      </text:list>
      <text:p text:style-name="P20"><text:span text:style-name="T17">filterE</text:span><text:span text:style-name="T18">v</text:span><text:span text:style-name="T2">=</text:span><text:span text:style-name="T20">SQ1,</text:span></text:p>
      <text:p text:style-name="P20"><text:span text:style-name="T17">filterK</text:span><text:span text:style-name="T18">o</text:span><text:span text:style-name="T15">=</text:span><text:span text:style-name="T21">A</text:span><text:span text:style-name="T20">Q1,</text:span></text:p>
      <text:p text:style-name="P48"/>
      <text:p text:style-name="P31"><text:span text:style-name="T41">requesttype</text:span> (verplicht):</text:p>
      <text:p text:style-name="P17"><text:span text:style-name="T51"><text:tab/></text:span><text:span text:style-name="T35">Als de postbody geen geldige </text:span><text:span text:style-name="T37">requesttype</text:span><text:span text:style-name="T35"> property bevat fout terugmelden naar de client</text:span></text:p>
      <text:p text:style-name="P46">JsonObject {<text:span text:style-name="T51">error</text:span>: “<text:span text:style-name="T51">requesttype mist of is niet geldig”</text:span>}</text:p>
      <text:p text:style-name="P35"><text:span text:style-name="T45">servicename</text:span><text:span text:style-name="T46">E</text:span><text:span text:style-name="T47">v</text:span><text:span text:style-name="T46"> / servicenameK</text:span><text:span text:style-name="T47">o</text:span><text:span text:style-name="T48"> </text:span><text:span text:style-name="T49">(verplicht)</text:span><text:span text:style-name="T48">:</text:span></text:p>
      <text:p text:style-name="P37">de WFSservice waar het vervolg request naartoe moet</text:p>
      <text:p text:style-name="P5"><text:span text:style-name="T38"><text:tab/></text:span><text:span text:style-name="T39">mogelijke waarden zijn </text:span><text:span text:style-name="T10">"risicokaartWFS" </text:span><text:span text:style-name="T11">of "veiligheidstoetsWFS" </text:span><text:span text:style-name="T14">of “basisnetWFS”.</text:span></text:p>
      <text:p text:style-name="P37">De bijbehorende url is geconfigureerd in veiligheidstoets.xml</text:p>
      <text:p text:style-name="P44"><text:span text:style-name="T42">plangebied-</text:span><text:span text:style-name="T41">wkt</text:span> <text:span text:style-name="T40">(verplicht)</text:span>: </text:p>
      <text:p text:style-name="P39">de plangebiedgrens in wkt formaat (String)</text:p>
      <text:p text:style-name="P42"><text:span text:style-name="T43">filterE</text:span><text:span text:style-name="T44">v</text:span><text:span text:style-name="T41"> / </text:span><text:span text:style-name="T43">filterK</text:span><text:span text:style-name="T44">o</text:span> (verplicht):</text:p>
      <text:p text:style-name="P42">naam van de template (resulteert in <text:span text:style-name="T51">een xml postbody (</text:span>GetFeature request met filter)<text:span text:style-name="T51">). Eerst via filterEv een MultiPolygon maken met gebieden die overlappen met plangebiedWkt. Deze nieuwe Geometry ingeven in filterKo om Kwetsbare Objecten te vinden.</text:span></text:p>
      <text:p text:style-name="P40"/>
      <text:p text:style-name="P41"/>
      <text:p text:style-name="P41"/>
      <text:p text:style-name="P41"/>
      <text:p text:style-name="P10"><text:tab/></text:p>
      <text:p text:style-name="P18"><text:tab/>De volgend fouten terugmelden naar de client</text:p>
      <text:list xml:id="list853906340" text:style-name="L2">
        <text:list-item>
          <text:p text:style-name="P63"><text:span text:style-name="T5">Als de postbody geen s</text:span><text:span text:style-name="T3">ervicename</text:span><text:span text:style-name="T4"> </text:span><text:span text:style-name="T5">property bevat</text:span></text:p>
        </text:list-item>
      </text:list>
      <text:p text:style-name="P15"><text:tab/><text:tab/>JsonObject {<text:span text:style-name="T51">error</text:span>: “<text:span text:style-name="T51">request bevat geen WFS service naam”</text:span>}</text:p>
      <text:list xml:id="list110505215166976" text:continue-numbering="true" text:style-name="L2">
        <text:list-item>
          <text:p text:style-name="P55">Als de postbody geen plangebied-wkt property bevat</text:p>
        </text:list-item>
      </text:list>
      <text:p text:style-name="P15"><text:tab/><text:tab/>JsonObject {<text:span text:style-name="T51">error</text:span>: “<text:span text:style-name="T51">request bevat geen plangebied-wkt”</text:span>}</text:p>
      <text:list xml:id="list3350669719" text:style-name="L3">
        <text:list-item>
          <text:p text:style-name="P54">Als de postbody geen filter property bevat</text:p>
        </text:list-item>
      </text:list>
      <text:p text:style-name="P15"><text:tab/><text:tab/>JsonObject {<text:span text:style-name="T51">error</text:span>: “<text:span text:style-name="T51">request bevat geen template naam”</text:span>}</text:p>
      <text:p text:style-name="P15"/>
      <text:p text:style-name="P15"/>
      <text:list xml:id="list110504665275298" text:continue-list="list110506063929480" text:style-name="L1">
        <text:list-header>
          <text:p text:style-name="P62"><text:span text:style-name="T27">Re</text:span><text:span text:style-name="T29">sponse:</text:span></text:p>
        </text:list-header>
      </text:list>
      <text:p text:style-name="P2"/>
      <text:p text:style-name="P2"><text:tab/><text:span text:style-name="T52">JsonObject {“features”:[{“id”:1,“properties”:[{“gebruiksdoel”:”woonfunctie”},<text:tab/><text:tab/><text:tab/><text:tab/> <text:s text:c="16"/>{“oppervlakte”:”122”}]}]}</text:span></text:p>
      <text:p text:style-name="P2"/>
      <text:p text:style-name="P2"><text:tab/><text:span text:style-name="T53">JsonObject {“message”:”NO_FEATURES_FOUND”}</text:span></text:p>
      <text:p text:style-name="P2"/>
      <text:p text:style-name="P28">Als de WFS een ExceptionReport terugmeldt dan de foutmelding uit de xml halen en terug melden aan de client.</text:p>
      <text:p text:style-name="P27"/>
      <text:p text:style-name="P45">JsonObject {<text:span text:style-name="T51">error</text:span>: <text:span text:style-name="T51">foutmelding uit de WFS response xml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Vels</meta:initial-creator>
    <meta:creation-date>2017-04-24T09:55:46.108000000</meta:creation-date>
    <dc:date>2017-05-24T11:05:03.517000000</dc:date>
    <meta:editing-duration>PT9H16M48S</meta:editing-duration>
    <meta:editing-cycles>16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72" meta:word-count="365" meta:character-count="2969" meta:non-whitespace-character-count="2626"/>
  </office:meta>
</office:document-meta>
</file>